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[?] Wolf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September 26, 1892</text:p>
      <text:p text:style-name="P4">Month<text:tab/><text:tab/><text:tab/><text:tab/><text:tab/><text:tab/>September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ociety of the United Hebrew Charities/</text:p>
      <text:p text:style-name="P2"><text:tab/>Phila Sept 26. 1892./</text:p>
      <text:p text:style-name="P2">To the Rev Dr Sabato Morais/</text:p>
      <text:p text:style-name="P2">Reverend Sir!/</text:p>
      <text:p text:style-name="P2"><text:tab/>We again take the liberty to appeal/ to you in behalf of our Society, to use your best/ influence with the members of your congregation/ to increase their donations on Yom Kippur./ <text:s/>Owing to the increasing demand upon the/ resources of this Institution having expended/ over $50.000.<text:span text:style-name="T2">00</text:span><text:span text:style-name="T3"> partly transferred from our/ Investments, and having <text:s/>besides overdrawn/ our Treasury arising mainly from the necessities/ of the growing tide of Emigrants fleeing from/ the persecution, coupled with the pressing/ wants of those who already are, and will/ continue to be Beneficiaries of the Society;/ it is therefore the urgent request of the Board/</text:span></text:p>
      <text:p text:style-name="P2"><text:span text:style-name="T3"/></text:p>
      <text:p text:style-name="P2"><text:span text:style-name="T3">[Page 2]</text:span></text:p>
      <text:p text:style-name="P2"><text:soft-page-break/><text:span text:style-name="T3">of Government recognizing the increasing demands/ of our needy and unfortunate Brethern[sic!], that the/ amount donated by the liberal and charitable/ Members of your Congregation may be larger in/ proportion, as the demand upon our Resources grow/ larger. <text:s/>You will permit therefore to beg of you,/ to make an urgent appeal to the Members of your/ Congregation in your Sermon on Yom Kippur next, that/ they may assist this Charity liberally and in accordance/ with their means to the fullest extent./</text:span></text:p>
      <text:p text:style-name="P2"><text:span text:style-name="T3">Thanking you heartily in the name of the Board/ of Government of the United Hebrew Charities in/ anticipation of your kind efforts for the amelioration/ and elevation of our poor and needy Brethern[sic!]/ I have the honor to be/ Very obediently yours/ [?] Wolf/ sec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3:08:59.86</meta:creation-date>
    <dc:date>2011-12-06T13:17:31.77</dc:date>
    <dc:creator>Penn Libraries</dc:creator>
    <meta:editing-duration>PT00H08M3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414" meta:character-count="2796"/>
  </office:meta>
</office:document-meta>
</file>